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P3MessageInfo.POP3Message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P3MessageInfo.POP3MessageInfo( int num , String u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OP3MessageInfo.POP3MessageInfo( int num , int octe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